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list-style-name="L1">
      <style:text-properties fo:font-weight="bold" style:font-weight-asian="bold" style:font-weight-complex="bold"/>
    </style:style>
    <style:style style:name="P5" style:family="paragraph" style:parent-style-name="Standard" style:list-style-name="L2">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ettazione (Revisione)</text:p>
      <text:p text:style-name="P1"/>
      <text:p text:style-name="P1">Struttura delle pagine</text:p>
      <text:p text:style-name="P2"/>
      <text:p text:style-name="P2">Per l'organizzazione strutturale delle pagine, si è scelto di utilizzare un layout verticale per rispettare le convenzioni esterne della maggior parte degli utenti e facilitare le gestione di un design più responsivo per quando si naviga utilizzando dispositivi diversi dal PC (vedi paragrafo <text:span text:style-name="T5">Presentazione</text:span>).</text:p>
      <text:p text:style-name="P2">Tutte le pagine principali utilizzano il seguente schema:</text:p>
      <text:list xml:id="list6617861547899251330" text:style-name="L2">
        <text:list-item>
          <text:p text:style-name="P5">Header<text:span text:style-name="T1">: è l'intestazione della pagina web dove sono presenti logo e titolo.</text:span></text:p>
        </text:list-item>
        <text:list-item>
          <text:p text:style-name="P5">Menù<text:span text:style-name="T1">: è la parte di pagina contenente una barra di navigazione che indica quali pagine possono essere navigate e comunica se l'utente è loggato oppure no.</text:span></text:p>
        </text:list-item>
        <text:list-item>
          <text:p text:style-name="P5">Breadcrumb<text:span text:style-name="T1">: è la parte di pagina che comunica all'utente quale pagina sta visualizzando e gli fornisce un percorso per aiutarlo ad orientarsi.</text:span></text:p>
        </text:list-item>
        <text:list-item>
          <text:p text:style-name="P5">Body<text:span text:style-name="T1">: è la parte di pagina dove sono esposti i contenuti del sito.</text:span></text:p>
        </text:list-item>
        <text:list-item>
          <text:p text:style-name="P5">Footer<text:span text:style-name="T1">: è la parte di pagina dove sono inseriti i contatti della società e i loghi di validazione del sito.</text:span></text:p>
        </text:list-item>
      </text:list>
      <text:p text:style-name="P1"><text:span text:style-name="T1"/></text:p>
      <text:p text:style-name="P1">Schema e struttura organizzativa</text:p>
      <text:p text:style-name="P2"/>
      <text:p text:style-name="P2">Come struttura organizzativa, si è deciso di organizzare il sito con una struttura a gerarchia con ampiezza di sette pagine e profondità di massimo due livelli. E' stata fatta questa scelta per migliorare la navigabilità del sito, utilizzando una struttura che possa essere facilmente compresa da una persona, per permettergli di sviluppare un chiaro modello mentare del sito per orientarsi tra le pagine in maniera più naturale e quindi migliore.</text:p>
      <text:p text:style-name="Standard">Il sito web è suddiviso nelle seguenti pagine:</text:p>
      <text:list xml:id="list5529795560324985394" text:style-name="L1">
        <text:list-item>
          <text:p text:style-name="P4">Home:<text:span text:style-name="T1"> è la "vetrina" del nostro sito. Dentro questa pagina, l'utente può trovare informazioni di vario genere, che rappresentano un anteprima dei servizi che il sito offre all'utente.</text:span></text:p>
        </text:list-item>
        <text:list-item>
          <text:p text:style-name="P4">News:<text:span text:style-name="T1"> è la pagina dove vengono visualizzate tutte le notizie e articoli pubblicati dalla società. Per evitare il sovraccarico cognitivo, nella pagina viene caricata solo una parte delle notizie pubblicate, ma l'utente le può scorrere tutte, usando degli indici predisposti.</text:span></text:p>
        </text:list-item>
        <text:list-item>
          <text:p text:style-name="P4">Stadio: <text:span text:style-name="T1">è la pagina dove è descitta la storia dello stadio dell'AC Torre Archimede.</text:span></text:p>
        </text:list-item>
        <text:list-item>
          <text:p text:style-name="P4">La Squadra<text:span text:style-name="T1">: è la pagina dove viene pubblicato l'elenco dei calciatori e dei dirigenti accompagnatori della società.</text:span></text:p>
        </text:list-item>
        <text:list-item>
          <text:p text:style-name="P4">Calendario<text:span text:style-name="T1">: è la pagina dove sono elencate le ultime gare disputate dalla società.</text:span></text:p>
        </text:list-item>
        <text:list-item>
          <text:p text:style-name="P4">Biglietteria<text:span text:style-name="T1">: è la pagina dove sono elencate le prossime gare in programma che la squadra dovrà disputare. In questa pagina, oltre a fornire i dati di tutte le gare, permette di acquistare un biglietto per una gara selezionata, tramite la pagina </text:span>Checkout<text:span text:style-name="T1">.</text:span></text:p>
        </text:list-item>
        <text:list-item>
          <text:p text:style-name="P4">Login<text:span text:style-name="T1">: è la pagina dove l'utente può autenticarsi al sito. Se si autentica correttamente, l'utente viene indirizzato nella propria </text:span><text:span text:style-name="T2">area personale</text:span><text:span text:style-name="T4">, altrimenti sono presenti link utili per registrarsi oppure per recuperare la propria password nella pagina </text:span><text:span text:style-name="T3">Recupera password</text:span><text:span text:style-name="T4">.</text:span></text:p>
        </text:list-item>
        <text:list-item>
          <text:p text:style-name="P4"><text:span text:style-name="T3">Area personale/Dashboard admin</text:span><text:span text:style-name="T4">: è la pagina dove un utente autenticato può visualizzare e gestire i propri dati anagrafici e l'elenco dei biglietti acquistati. Se l'utente autenticato è un amministratore del sito, questa pagina permette l'accesso ad una pagina riservata, necessaria per gestire diversi aspetti del sito.</text:span></text:p>
        </text:list-item>
        <text:list-item>
          <text:p text:style-name="P4"><text:span text:style-name="T3">Registrazione</text:span><text:span text:style-name="T4">: è la pagina dove un utente non autenticato potrà inserire i propri dati personali e registrarsi al sito per ottenere le credenziali di accesso necessarie per accedere al sito e usufruire dei servizi offerti.</text:span></text:p>
        </text:list-item>
      </text:list>
      <text:p text:style-name="P1"><text:span text:style-name="T4">Durante la fase di progettazione, si è deciso di organizzare le varie aree del sito per argomento. Si è presa questa decisione per aiutare una persona qualunque a trovare facilmente le informazioni, specialmente quando non sa esattamente cosa sta cercan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42M52S</meta:editing-duration>
    <meta:editing-cycles>6</meta:editing-cycles>
    <meta:generator>OpenOffice/4.1.11$Win32 OpenOffice.org_project/4111m1$Build-9808</meta:generator>
    <dc:date>2022-06-08T00:14:07.14</dc:date>
    <dc:creator>Edoardo Retis</dc:creator>
    <meta:printed-by>Edoardo Retis</meta:printed-by>
    <meta:print-date>2022-06-03T00:53:20.83</meta:print-date>
    <meta:document-statistic meta:table-count="0" meta:image-count="0" meta:object-count="0" meta:page-count="1" meta:paragraph-count="22" meta:word-count="559" meta:character-count="3556"/>
    <meta:user-defined meta:name="Info 1"/>
    <meta:user-defined meta:name="Info 2"/>
    <meta:user-defined meta:name="Info 3"/>
    <meta:user-defined meta:name="Info 4"/>
  </office:meta>
</office:document-meta>
</file>